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orev CLM" svg:font-family="'Horev CLM'"/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FreeMono" svg:font-family="FreeMono" style:font-family-generic="modern" style:font-pitch="fixed"/>
    <style:font-face style:name="Aharoni CLM" svg:font-family="'Aharoni CLM'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Shmulik CLM" svg:font-family="'Shmulik CLM'" style:font-pitch="variable"/>
    <style:font-face style:name="Stopmotion" svg:font-family="Stopmotion" style:font-pitch="variable"/>
    <style:font-face style:name="Tnua-Libre" svg:font-family="Tnua-Libre" style:font-pitch="variable"/>
    <style:font-face style:name="Yehuda CLM" svg:font-family="'Yehuda CLM'" style:font-pitch="variable"/>
    <style:font-face style:name="felix007 Medium" svg:font-family="'felix007 Medium'" style:font-pitch="variable"/>
    <style:font-face style:name="Anka CLM" svg:font-family="'Anka CLM'" style:font-family-generic="modern" style:font-pitch="variable"/>
    <style:font-face style:name="Hillel CLM" svg:font-family="'Hillel CLM'" style:font-family-generic="modern" style:font-pitch="variable"/>
    <style:font-face style:name="Journal CLM" svg:font-family="'Journal CLM'" style:font-family-generic="modern" style:font-pitch="variable"/>
    <style:font-face style:name="Noot" svg:font-family="Noot" style:font-family-generic="modern" style:font-pitch="variable"/>
    <style:font-face style:name="Trashim CLM" svg:font-family="'Trashim CLM'" style:font-family-generic="modern" style:font-pitch="variable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354in" fo:margin-left="0in" fo:margin-right="-0.0104in" table:align="margins"/>
    </style:style>
    <style:style style:name="Table1.A" style:family="table-column">
      <style:table-column-properties style:column-width="2.8104in" style:rel-column-width="19520*"/>
    </style:style>
    <style:style style:name="Table1.B" style:family="table-column">
      <style:table-column-properties style:column-width="4.941in" style:rel-column-width="34318*"/>
    </style:style>
    <style:style style:name="Table1.C" style:family="table-column">
      <style:table-column-properties style:column-width="0.2424in" style:rel-column-width="1683*"/>
    </style:style>
    <style:style style:name="Table1.D" style:family="table-column">
      <style:table-column-properties style:column-width="1.4417in" style:rel-column-width="10014*"/>
    </style:style>
    <style:style style:name="Table1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9.4354in" fo:margin-left="0in" fo:margin-right="-0.0104in" table:align="margins"/>
    </style:style>
    <style:style style:name="Table2.A" style:family="table-column">
      <style:table-column-properties style:column-width="3.0646in" style:rel-column-width="21285*"/>
    </style:style>
    <style:style style:name="Table2.B" style:family="table-column">
      <style:table-column-properties style:column-width="4.191in" style:rel-column-width="29108*"/>
    </style:style>
    <style:style style:name="Table2.C" style:family="table-column">
      <style:table-column-properties style:column-width="0.2424in" style:rel-column-width="1683*"/>
    </style:style>
    <style:style style:name="Table2.D" style:family="table-column">
      <style:table-column-properties style:column-width="1.9375in" style:rel-column-width="13459*"/>
    </style:style>
    <style:style style:name="Table2.1" style:family="table-row">
      <style:table-row-properties style:min-row-height="0.3153in"/>
    </style:style>
    <style:style style:name="Table2.A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#ffffff" fo:padding="0.0382in" fo:border-left="none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ff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ffffff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Keter Aram Tsova" style:font-size-complex="10pt" style:language-complex="he" style:country-complex="IL"/>
    </style:style>
    <style:style style:name="P3" style:family="paragraph" style:parent-style-name="Standard">
      <style:text-properties officeooo:paragraph-rsid="000437c6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Hebrew Paleo Gezer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277b71" officeooo:paragraph-rsid="000437c6" style:font-size-asian="10pt" style:font-name-complex="Hebrew Paleo Gezer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rsid="00357f31" officeooo:paragraph-rsid="000437c6" style:font-size-asian="10pt" style:font-name-complex="Hebrew Paleo Gezer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0437c6" officeooo:paragraph-rsid="000437c6" style:font-size-asian="10pt" style:font-name-complex="Hebrew Paleo Gezer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officeooo:rsid="002b0604" officeooo:paragraph-rsid="000437c6" style:font-size-asian="10pt" style:font-name-complex="Hebrew Paleo Gezer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Open Sans" fo:font-size="10pt" officeooo:rsid="0020ef54" officeooo:paragraph-rsid="000437c6" style:font-size-asian="10pt" style:font-name-complex="Hebrew Paleo Gezer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Keter Aram Tsova" style:font-size-complex="10pt" style:language-complex="he" style:country-complex="IL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Hebrew Paleo Siloam" style:font-size-complex="12pt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FreeSans" fo:font-size="12pt" officeooo:rsid="003df3dc" officeooo:paragraph-rsid="000437c6" style:font-size-asian="12pt" style:font-name-complex="Proto Canaanite" style:font-size-complex="12pt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FreeSans" fo:font-size="9pt" officeooo:rsid="000437c6" officeooo:paragraph-rsid="000437c6" style:font-size-asian="9pt" style:font-name-complex="Hebrew Paleo Qumran" style:font-size-complex="9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FreeSans" fo:font-size="13pt" officeooo:rsid="003df3dc" officeooo:paragraph-rsid="000437c6" style:font-size-asian="13pt" style:font-name-complex="Hebrew Paleo Lachish" style:font-size-complex="13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Gezer" style:font-size-complex="14pt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Hebrew Paleo Mesha" style:font-size-complex="14pt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Imperial Yeb" style:font-size-complex="14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Early Br Rkb" style:font-size-complex="14pt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Aramaic VIIBCE" style:font-size-complex="14pt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FreeSans" fo:font-size="14pt" officeooo:rsid="003df3dc" officeooo:paragraph-rsid="000437c6" style:font-size-asian="14pt" style:font-name-complex="Phoenician Ahiram" style:font-size-complex="14pt"/>
    </style:style>
    <style:style style:name="P21" style:family="paragraph" style:parent-style-name="Standard">
      <style:paragraph-properties fo:text-align="end" style:justify-single-word="false" style:writing-mode="lr-tb"/>
      <style:text-properties style:font-name="Gentium Basic" fo:font-size="14pt" officeooo:paragraph-rsid="00073844" style:font-size-asian="14pt" style:font-name-complex="Keter Aram Tsova" style:font-size-complex="14pt" style:language-complex="he" style:country-complex="I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Open Sans" fo:font-size="12pt" fo:font-weight="bold" officeooo:paragraph-rsid="000437c6" style:font-size-asian="12pt" style:font-weight-asian="bold" style:font-name-complex="Nachlieli CLM" style:font-size-complex="12pt" style:font-weight-complex="bold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Open Sans" fo:font-size="10pt" officeooo:rsid="00073844" officeooo:paragraph-rsid="00073844" style:font-size-asian="10pt" style:font-name-complex="Keter Aram Tsova" style:font-size-complex="10pt" style:language-complex="he" style:country-complex="I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Open Sans" fo:font-size="10pt" officeooo:rsid="000983c5" officeooo:paragraph-rsid="000983c5" style:font-size-asian="10pt" style:font-name-complex="Keter Aram Tsova" style:font-size-complex="10pt" style:language-complex="he" style:country-complex="I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Open Sans" fo:font-size="10pt" officeooo:rsid="00090610" officeooo:paragraph-rsid="00090610" style:font-size-asian="10pt" style:font-name-complex="Keter Aram Tsova" style:font-size-complex="10pt" style:language-complex="he" style:country-complex="IL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italic" officeooo:rsid="003df3dc" officeooo:paragraph-rsid="000437c6" style:font-size-asian="16pt" style:font-style-asian="italic" style:font-name-complex="Drugulin CLM" style:font-size-complex="16pt" style:language-complex="he" style:country-complex="IL" style:font-style-complex="italic"/>
    </style:style>
    <style:style style:name="P27" style:family="paragraph" style:parent-style-name="Standard">
      <style:paragraph-properties fo:text-align="end" style:justify-single-word="false" style:writing-mode="rl-tb"/>
      <style:text-properties style:font-name="Hebrew Paleo Gezer" fo:font-size="16pt" fo:font-style="normal" officeooo:rsid="003df3dc" officeooo:paragraph-rsid="000437c6" style:font-size-asian="16pt" style:font-style-asian="normal" style:font-name-complex="Drugulin CLM" style:font-size-complex="16pt" style:language-complex="he" style:country-complex="IL" style:font-style-complex="normal"/>
    </style:style>
    <style:style style:name="P2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Linux Biolinum G" style:font-size-complex="14pt" style:language-complex="he" style:country-complex="IL" style:font-style-complex="normal"/>
    </style:style>
    <style:style style:name="P2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MigdalHaemeq" style:font-size-complex="14pt" style:language-complex="he" style:country-complex="IL" style:font-style-complex="normal"/>
    </style:style>
    <style:style style:name="P3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Retro Perspective" style:font-size-complex="14pt" style:language-complex="he" style:country-complex="IL" style:font-style-complex="normal"/>
    </style:style>
    <style:style style:name="P3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sakim" style:font-size-complex="14pt" style:language-complex="he" style:country-complex="IL" style:font-style-complex="normal"/>
    </style:style>
    <style:style style:name="P3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Nehama" style:font-size-complex="14pt" style:language-complex="he" style:country-complex="IL" style:font-style-complex="normal"/>
    </style:style>
    <style:style style:name="P3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Nachlaot" style:font-size-complex="14pt" style:language-complex="he" style:country-complex="IL" style:font-style-complex="normal"/>
    </style:style>
    <style:style style:name="P3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nka CLM" style:font-size-complex="14pt" style:language-complex="he" style:country-complex="IL" style:font-style-complex="normal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an CLM" style:font-size-complex="14pt" style:language-complex="he" style:country-complex="IL" style:font-style-complex="normal"/>
    </style:style>
    <style:style style:name="P3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rashim CLM" style:font-size-complex="14pt" style:language-complex="he" style:country-complex="IL" style:font-style-complex="normal"/>
    </style:style>
    <style:style style:name="P3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Comix No2 CLM" style:font-size-complex="14pt" style:language-complex="he" style:country-complex="IL" style:font-style-complex="normal"/>
    </style:style>
    <style:style style:name="P3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Tnua-Libre" style:font-size-complex="14pt" style:language-complex="he" style:country-complex="IL" style:font-style-complex="normal"/>
    </style:style>
    <style:style style:name="P3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Yehuda CLM" style:font-size-complex="14pt" style:language-complex="he" style:country-complex="IL" style:font-style-complex="normal"/>
    </style:style>
    <style:style style:name="P4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Gladia CLM" style:font-size-complex="14pt" style:language-complex="he" style:country-complex="IL" style:font-style-complex="normal"/>
    </style:style>
    <style:style style:name="P41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Stopmotion" style:font-size-complex="14pt" style:language-complex="he" style:country-complex="IL" style:font-style-complex="normal"/>
    </style:style>
    <style:style style:name="P42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Paskol" style:font-size-complex="14pt" style:language-complex="he" style:country-complex="IL" style:font-style-complex="normal"/>
    </style:style>
    <style:style style:name="P4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Carmelit Regular" style:font-size-complex="14pt" style:language-complex="he" style:country-complex="IL" style:font-style-complex="normal"/>
    </style:style>
    <style:style style:name="P4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felix007 Medium" style:font-size-complex="14pt" style:language-complex="he" style:country-complex="IL" style:font-style-complex="normal"/>
    </style:style>
    <style:style style:name="P4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OSP_Le-patin-helvete" style:font-size-complex="14pt" style:language-complex="he" style:country-complex="IL" style:font-style-complex="normal"/>
    </style:style>
    <style:style style:name="P46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erif" style:font-size-complex="14pt" style:language-complex="he" style:country-complex="IL"/>
    </style:style>
    <style:style style:name="P47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Sans" style:font-size-complex="14pt" style:language-complex="he" style:country-complex="IL"/>
    </style:style>
    <style:style style:name="P48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Pfennig" style:font-size-complex="14pt" style:language-complex="he" style:country-complex="IL"/>
    </style:style>
    <style:style style:name="P49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Miriam Mono CLM" style:font-size-complex="14pt" style:language-complex="he" style:country-complex="IL"/>
    </style:style>
    <style:style style:name="P50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FreeMono" style:font-size-complex="14pt" style:language-complex="he" style:country-complex="IL"/>
    </style:style>
    <style:style style:name="P51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Aharoni CLM" style:font-size-complex="14pt" style:language-complex="he" style:country-complex="IL"/>
    </style:style>
    <style:style style:name="P52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Ktav Yad CLM" style:font-size-complex="14pt" style:language-complex="he" style:country-complex="IL"/>
    </style:style>
    <style:style style:name="P53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Ellinia CLM" style:font-size-complex="14pt"/>
    </style:style>
    <style:style style:name="P54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illel CLM" style:font-size-complex="14pt" style:language-complex="he" style:country-complex="IL"/>
    </style:style>
    <style:style style:name="P55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/>
    </style:style>
    <style:style style:name="P56" style:family="paragraph" style:parent-style-name="Standard">
      <style:paragraph-properties fo:text-align="end" style:justify-single-word="false" style:writing-mode="rl-tb"/>
      <style:text-properties style:font-name="Hebrew Paleo Gezer" fo:font-size="14pt" officeooo:paragraph-rsid="000437c6" style:font-size-asian="14pt" style:font-name-complex="Hebrew Paleo Gezer" style:font-size-complex="14pt" style:language-complex="he" style:country-complex="IL"/>
    </style:style>
    <style:style style:name="P5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italic" fo:font-weight="normal" officeooo:rsid="003df3dc" officeooo:paragraph-rsid="000437c6" style:font-size-asian="14pt" style:font-style-asian="italic" style:font-weight-asian="normal" style:font-name-complex="Ellinia CLM" style:font-size-complex="14pt" style:language-complex="he" style:country-complex="IL" style:font-style-complex="italic" style:font-weight-complex="normal"/>
    </style:style>
    <style:style style:name="P58" style:family="paragraph" style:parent-style-name="Standard">
      <style:paragraph-properties fo:text-align="end" style:justify-single-word="false" style:writing-mode="rl-tb"/>
      <style:text-properties style:font-name="Hebrew Paleo Gezer" fo:font-size="24pt" fo:font-style="normal" officeooo:rsid="003df3dc" officeooo:paragraph-rsid="000437c6" style:font-size-asian="24pt" style:font-style-asian="normal" style:font-name-complex="Horev CLM" style:font-size-complex="24pt" style:language-complex="he" style:country-complex="IL" style:font-style-complex="normal"/>
    </style:style>
    <style:style style:name="P59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fo:font-weight="bold" officeooo:rsid="003df3dc" officeooo:paragraph-rsid="000437c6" style:font-size-asian="12pt" style:font-style-asian="normal" style:font-weight-asian="bold" style:font-name-complex="Refoyl" style:font-size-complex="12pt" style:language-complex="he" style:country-complex="IL" style:font-style-complex="normal" style:font-weight-complex="bold"/>
    </style:style>
    <style:style style:name="P60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Siloam" style:font-size-complex="12pt"/>
    </style:style>
    <style:style style:name="P61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roto Canaanite" style:font-size-complex="12pt"/>
    </style:style>
    <style:style style:name="P62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Phoenician Ahiram" style:font-size-complex="12pt"/>
    </style:style>
    <style:style style:name="P63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VIIBCE" style:font-size-complex="12pt"/>
    </style:style>
    <style:style style:name="P64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Early Br Rkb" style:font-size-complex="12pt"/>
    </style:style>
    <style:style style:name="P65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Aramaic Imperial Yeb" style:font-size-complex="12pt"/>
    </style:style>
    <style:style style:name="P66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Mesha" style:font-size-complex="12pt"/>
    </style:style>
    <style:style style:name="P67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Gezer" style:font-size-complex="12pt"/>
    </style:style>
    <style:style style:name="P68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Paleo Lachish" style:font-size-complex="12pt"/>
    </style:style>
    <style:style style:name="P69" style:family="paragraph" style:parent-style-name="Standard">
      <style:paragraph-properties fo:text-align="end" style:justify-single-word="false" style:writing-mode="rl-tb"/>
      <style:text-properties style:font-name="Hebrew Paleo Gezer" fo:font-size="12pt" officeooo:rsid="003df3dc" officeooo:paragraph-rsid="000437c6" style:font-size-asian="12pt" style:font-name-complex="Hebrew Samaritan" style:font-size-complex="12pt"/>
    </style:style>
    <style:style style:name="P70" style:family="paragraph" style:parent-style-name="Standard">
      <style:paragraph-properties fo:text-align="end" style:justify-single-word="false" style:writing-mode="rl-tb"/>
      <style:text-properties style:font-name="Hebrew Paleo Gezer" fo:font-size="18pt" fo:font-style="normal" officeooo:rsid="003df3dc" officeooo:paragraph-rsid="000437c6" style:font-size-asian="18pt" style:font-style-asian="normal" style:font-name-complex="Dragon" style:font-size-complex="18pt" style:language-complex="he" style:country-complex="IL" style:font-style-complex="normal"/>
    </style:style>
    <style:style style:name="P71" style:family="paragraph" style:parent-style-name="Standard">
      <style:paragraph-properties fo:text-align="end" style:justify-single-word="false" style:writing-mode="rl-tb"/>
      <style:text-properties style:font-name="Hebrew Paleo Gezer" fo:font-size="13pt" officeooo:rsid="003df3dc" officeooo:paragraph-rsid="000437c6" style:font-size-asian="13pt" style:font-name-complex="Miri" style:font-size-complex="13pt" style:language-complex="he" style:country-complex="IL"/>
    </style:style>
    <style:style style:name="P72" style:family="paragraph" style:parent-style-name="Standard">
      <style:paragraph-properties fo:text-align="end" style:justify-single-word="false" style:writing-mode="rl-tb"/>
      <style:text-properties style:font-name="Hebrew Paleo Gezer" fo:font-size="11pt" officeooo:rsid="003df3dc" officeooo:paragraph-rsid="000437c6" style:font-size-asian="11pt" style:font-name-complex="Hebrew Paleo Qumran" style:font-size-complex="11pt"/>
    </style:style>
    <style:style style:name="P73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437c6" style:font-size-asian="14pt" style:font-name-complex="Hebrew Paleo Gezer" style:font-size-complex="14pt"/>
    </style:style>
    <style:style style:name="P74" style:family="paragraph" style:parent-style-name="Standard">
      <style:paragraph-properties fo:text-align="end" style:justify-single-word="false" style:writing-mode="rl-tb"/>
      <style:text-properties style:font-name="Shmulik CLM" fo:font-size="14pt" officeooo:paragraph-rsid="000a4e7e" style:font-size-asian="14pt" style:font-name-complex="Shmulik CLM" style:font-size-complex="14pt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FreeSans" fo:font-size="12pt" fo:font-weight="bold" officeooo:rsid="000437c6" officeooo:paragraph-rsid="000437c6" style:font-size-asian="12pt" style:font-weight-asian="bold" style:font-name-complex="Hebrew Samaritan" style:font-size-complex="12pt" style:font-weight-complex="bold"/>
    </style:style>
    <style:style style:name="P76" style:family="paragraph" style:parent-style-name="Standard">
      <style:paragraph-properties fo:text-align="end" style:justify-single-word="false"/>
      <style:text-properties style:font-name="Gentium Basic" fo:font-size="10pt" officeooo:paragraph-rsid="000437c6" style:font-size-asian="10pt" style:font-name-complex="Hebrew Paleo Gezer" style:font-size-complex="10pt"/>
    </style:style>
    <style:style style:name="P77" style:family="paragraph" style:parent-style-name="Standard">
      <style:paragraph-properties fo:text-align="start" style:justify-single-word="false"/>
      <style:text-properties style:font-name="Open Sans" fo:font-size="10pt" officeooo:paragraph-rsid="000437c6" style:font-size-asian="10pt" style:font-name-complex="Hebrew Paleo Gezer" style:font-size-complex="10pt"/>
    </style:style>
    <style:style style:name="P78" style:family="paragraph" style:parent-style-name="Standard">
      <style:paragraph-properties fo:text-align="start" style:justify-single-word="false"/>
      <style:text-properties style:font-name="Open Sans" fo:font-size="10pt" officeooo:rsid="000de4f3" officeooo:paragraph-rsid="000de4f3" style:font-size-asian="10pt" style:font-name-complex="Hebrew Paleo Gezer" style:font-size-complex="10pt"/>
    </style:style>
    <style:style style:name="P79" style:family="paragraph" style:parent-style-name="Standard">
      <style:paragraph-properties fo:text-align="start" style:justify-single-word="false"/>
      <style:text-properties style:font-name="Open Sans" fo:font-size="10pt" officeooo:rsid="002b0604" officeooo:paragraph-rsid="000437c6" style:font-size-asian="10pt" style:font-name-complex="Hebrew Paleo Gezer" style:font-size-complex="10pt"/>
    </style:style>
    <style:style style:name="P80" style:family="paragraph" style:parent-style-name="Standard">
      <style:paragraph-properties fo:text-align="end" style:justify-single-word="false" style:writing-mode="rl-tb"/>
      <style:text-properties style:font-name="Gentium Basic" fo:font-size="14pt" officeooo:paragraph-rsid="000437c6" style:font-size-asian="14pt" style:font-name-complex="Hebrew Paleo Gezer" style:font-size-complex="14pt"/>
    </style:style>
    <style:style style:name="P81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de4f3" style:font-size-asian="14pt" style:font-name-complex="Carmela" style:font-size-complex="14pt" style:language-complex="he" style:country-complex="IL"/>
    </style:style>
    <style:style style:name="P82" style:family="paragraph" style:parent-style-name="Standard">
      <style:paragraph-properties fo:text-align="end" style:justify-single-word="false" style:writing-mode="rl-tb"/>
      <style:text-properties style:font-name="Hebrew Paleo Gezer" fo:font-size="14pt" officeooo:rsid="003df3dc" officeooo:paragraph-rsid="000437c6" style:font-size-asian="14pt" style:font-name-complex="Ktav Yad CLM" style:font-size-complex="14pt" style:language-complex="he" style:country-complex="IL"/>
    </style:style>
    <style:style style:name="P83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Paskol" style:font-size-complex="14pt" style:language-complex="he" style:country-complex="IL" style:font-style-complex="normal"/>
    </style:style>
    <style:style style:name="P84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Carmelit Regular" style:font-size-complex="14pt" style:language-complex="he" style:country-complex="IL" style:font-style-complex="normal"/>
    </style:style>
    <style:style style:name="P85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73844" style:font-size-asian="14pt" style:font-style-asian="normal" style:font-name-complex="felix007 Medium" style:font-size-complex="14pt" style:language-complex="he" style:country-complex="IL" style:font-style-complex="normal"/>
    </style:style>
    <style:style style:name="P86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Retro Perspective" style:font-size-complex="14pt" style:language-complex="he" style:country-complex="IL" style:font-style-complex="normal"/>
    </style:style>
    <style:style style:name="P87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Nachlaot" style:font-size-complex="14pt" style:language-complex="he" style:country-complex="IL" style:font-style-complex="normal"/>
    </style:style>
    <style:style style:name="P88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437c6" style:font-size-asian="14pt" style:font-style-asian="normal" style:font-name-complex="Anka CLM" style:font-size-complex="14pt" style:language-complex="he" style:country-complex="IL" style:font-style-complex="normal"/>
    </style:style>
    <style:style style:name="P89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normal" officeooo:rsid="003df3dc" officeooo:paragraph-rsid="000de4f3" style:font-size-asian="14pt" style:font-style-asian="normal" style:font-name-complex="Looks Like S'pht" style:font-size-complex="14pt" style:language-complex="he" style:country-complex="IL" style:font-style-complex="normal"/>
    </style:style>
    <style:style style:name="P90" style:family="paragraph" style:parent-style-name="Standard">
      <style:paragraph-properties fo:text-align="end" style:justify-single-word="false" style:writing-mode="rl-tb"/>
      <style:text-properties style:font-name="Hebrew Paleo Gezer" fo:font-size="14pt" fo:font-style="italic" fo:font-weight="normal" officeooo:rsid="003df3dc" officeooo:paragraph-rsid="000437c6" style:font-size-asian="14pt" style:font-style-asian="italic" style:font-weight-asian="normal" style:font-name-complex="Ellinia CLM" style:font-size-complex="14pt" style:language-complex="he" style:country-complex="IL" style:font-style-complex="italic" style:font-weight-complex="normal"/>
    </style:style>
    <style:style style:name="P91" style:family="paragraph" style:parent-style-name="Standard">
      <style:paragraph-properties fo:text-align="end" style:justify-single-word="false" style:writing-mode="rl-tb"/>
      <style:text-properties style:font-name="Hebrew Paleo Gezer" fo:font-size="12pt" fo:font-style="normal" fo:font-weight="bold" officeooo:rsid="003df3dc" officeooo:paragraph-rsid="000437c6" style:font-size-asian="12pt" style:font-style-asian="normal" style:font-weight-asian="bold" style:font-name-complex="Refoyl" style:font-size-complex="12pt" style:language-complex="he" style:country-complex="IL" style:font-style-complex="normal" style:font-weight-complex="bold"/>
    </style:style>
    <style:style style:name="P92" style:family="paragraph" style:parent-style-name="Standard">
      <style:paragraph-properties fo:text-align="end" style:justify-single-word="false" style:writing-mode="lr-tb"/>
      <style:text-properties style:font-name="Gentium Basic" fo:font-size="14pt" officeooo:paragraph-rsid="00073844" style:font-size-asian="14pt" style:font-name-complex="Keter Aram Tsova" style:font-size-complex="14pt" style:language-complex="he" style:country-complex="IL"/>
    </style:style>
    <style:style style:name="P93" style:family="paragraph" style:parent-style-name="Standard">
      <style:paragraph-properties fo:text-align="start" style:justify-single-word="false" style:writing-mode="lr-tb"/>
      <style:text-properties style:font-name="Open Sans" fo:font-size="10pt" officeooo:rsid="00073844" officeooo:paragraph-rsid="00073844" style:font-size-asian="10pt" style:font-name-complex="Keter Aram Tsova" style:font-size-complex="10pt" style:language-complex="he" style:country-complex="IL"/>
    </style:style>
    <style:style style:name="T1" style:family="text">
      <style:text-properties officeooo:rsid="0018668c" style:language-complex="he" style:country-complex="IL"/>
    </style:style>
    <style:style style:name="T2" style:family="text">
      <style:text-properties fo:font-size="12pt" officeooo:rsid="001bff44" fo:background-color="transparent" loext:char-shading-value="0" style:font-size-asian="12pt" style:font-name-complex="Nachlieli CLM" style:font-size-complex="12pt"/>
    </style:style>
    <style:style style:name="T3" style:family="text">
      <style:text-properties officeooo:rsid="00277b71"/>
    </style:style>
    <style:style style:name="T4" style:family="text">
      <style:text-properties fo:font-style="normal" officeooo:rsid="003df3dc" style:font-style-asian="normal" style:font-style-complex="normal"/>
    </style:style>
    <style:style style:name="T5" style:family="text">
      <style:text-properties fo:font-style="normal" officeooo:rsid="003df3dc" style:font-style-asian="normal" style:font-name-complex="Ozrad CLM" style:language-complex="he" style:country-complex="IL" style:font-style-complex="normal"/>
    </style:style>
    <style:style style:name="T6" style:family="text">
      <style:text-properties fo:font-style="normal" officeooo:rsid="003df3dc" style:font-style-asian="normal" style:font-name-complex="Journal CLM" style:font-style-complex="normal"/>
    </style:style>
    <style:style style:name="T7" style:family="text">
      <style:text-properties officeooo:rsid="003df3dc"/>
    </style:style>
    <style:style style:name="T8" style:family="text">
      <style:text-properties officeooo:rsid="0018668c"/>
    </style:style>
    <style:style style:name="T9" style:family="text">
      <style:text-properties style:font-name-complex="Hebrew SoferStam Ashkenaz" style:language-complex="he" style:country-complex="IL"/>
    </style:style>
    <style:style style:name="T10" style:family="text">
      <style:text-properties style:font-name-complex="Journal CLM"/>
    </style:style>
    <style:style style:name="T11" style:family="text">
      <style:text-properties officeooo:rsid="00017e83" fo:background-color="transparent" loext:char-shading-value="0"/>
    </style:style>
    <style:style style:name="T12" style:family="text">
      <style:text-properties officeooo:rsid="001bff44" fo:background-color="transparent" loext:char-shading-value="0"/>
    </style:style>
    <style:style style:name="T13" style:family="text">
      <style:text-properties officeooo:rsid="000437c6" fo:background-color="transparent" loext:char-shading-value="0"/>
    </style:style>
    <style:style style:name="T14" style:family="text">
      <style:text-properties officeooo:rsid="001ecdc3"/>
    </style:style>
    <style:style style:name="T15" style:family="text">
      <style:text-properties style:font-name-complex="Hebrew Paleo Qumran"/>
    </style:style>
    <style:style style:name="T16" style:family="text">
      <style:text-properties officeooo:rsid="00054c21" style:font-name-complex="Hebrew Paleo Qumran"/>
    </style:style>
    <style:style style:name="T17" style:family="text">
      <style:text-properties style:font-name="Hebrew Paleo Gezer" fo:font-style="normal" officeooo:rsid="003df3dc" style:font-style-asian="normal" style:font-name-complex="Noot" style:language-complex="he" style:country-complex="IL" style:font-style-complex="normal"/>
    </style:style>
    <style:style style:name="T18" style:family="text">
      <style:text-properties style:font-name="Hebrew Paleo Gezer" fo:font-style="normal" officeooo:rsid="003df3dc" style:font-style-asian="normal" style:font-name-complex="PtilNarrow" style:language-complex="he" style:country-complex="IL" style:font-style-complex="normal"/>
    </style:style>
    <style:style style:name="T19" style:family="text">
      <style:text-properties style:font-name="Hebrew Paleo Gezer" fo:font-style="normal" officeooo:rsid="003df3dc" style:font-style-asian="normal" style:font-name-complex="PtilWide" style:language-complex="he" style:country-complex="IL" style:font-style-complex="normal"/>
    </style:style>
    <style:style style:name="T20" style:family="text">
      <style:text-properties officeooo:rsid="0007de4e"/>
    </style:style>
    <style:style style:name="T21" style:family="text">
      <style:text-properties officeooo:rsid="000de4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2"><text:span text:style-name="T2">Fonts </text:span><text:span text:style-name="T11">not</text:span><text:span text:style-name="T2"> supporting </text:span><text:span text:style-name="T11">Hebrew Diacritic positioning, </text:span><text:span text:style-name="T13">continued</text:span><text:span text:style-name="T12"> (</text:span><text:span text:style-name="T11">default </text:span><text:span text:style-name="T12">14pt)</text:span></text:p>
          </table:table-cell>
          <table:table-cell table:style-name="Table1.B1" office:value-type="string">
            <text:p text:style-name="P26">דג סקרן שט בים מאוכזב ולפתע מצא חברה</text:p>
          </table:table-cell>
          <table:table-cell table:style-name="Table1.B1" office:value-type="string">
            <text:p text:style-name="P1"/>
          </table:table-cell>
          <table:table-cell table:style-name="Table1.D1" office:value-type="string">
            <text:p text:style-name="P4">Drugulin CLM <text:span text:style-name="T3">(Italic, 16pt)</text:span>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27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5">Drugulin CLM 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28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Linux Biolinum/Libertine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46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FreeSerif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81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78">Carmela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43">דג סקרן שט בים מאוכזב ולפתע מצא חברה</text:p>
          </table:table-cell>
          <table:table-cell table:style-name="Table1.B2" office:value-type="string">
            <text:p text:style-name="P21"/>
          </table:table-cell>
          <table:table-cell table:style-name="Table1.D2" office:value-type="string">
            <text:p text:style-name="P23">Carmelit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44">דג סקרן שט בים מאוכזב ולפתע מצא חברה</text:p>
          </table:table-cell>
          <table:table-cell table:style-name="Table1.B2" office:value-type="string">
            <text:p text:style-name="P21"/>
          </table:table-cell>
          <table:table-cell table:style-name="Table1.D2" office:value-type="string">
            <text:p text:style-name="P23">Felix007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47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FreeSans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45">דג סקרן שט בים מאוכזב ולפתע מצא חברה</text:p>
          </table:table-cell>
          <table:table-cell table:style-name="Table1.B2" office:value-type="string">
            <text:p text:style-name="P21"/>
          </table:table-cell>
          <table:table-cell table:style-name="Table1.D2" office:value-type="string">
            <text:p text:style-name="P24">OSP_Le-Patin-Helvete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48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6">Pfennig</text:p>
          </table:table-cell>
        </table:table-row>
        <table:table-row>
          <table:table-cell table:style-name="Table1.A2" table:number-columns-spanned="2" office:value-type="string">
            <text:p text:style-name="P49"><text:span text:style-name="T4">דג סקרן שט בים מאוכזב ולפתע מצא חברה</text:span> 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Miriam Mono CLM</text:p>
          </table:table-cell>
        </table:table-row>
        <table:table-row>
          <table:table-cell table:style-name="Table1.A2" table:number-columns-spanned="2" office:value-type="string">
            <text:p text:style-name="P50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FreeMono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51"><text:span text:style-name="T4">דג סקרן שט בים מאוכזב ולפתע מצא חברה</text:span> </text:p>
          </table:table-cell>
          <table:table-cell table:style-name="Table1.B2" office:value-type="string">
            <text:p text:style-name="P2"/>
          </table:table-cell>
          <table:table-cell table:style-name="Table1.D2" office:value-type="string">
            <text:p text:style-name="P10">Aharoni CLM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58">דג סקרן שט בים מאוכזב ולפתע מצא חברה</text:p>
          </table:table-cell>
          <table:table-cell table:style-name="Table1.B2" office:value-type="string">
            <text:p text:style-name="P2"/>
          </table:table-cell>
          <table:table-cell table:style-name="Table1.D2" office:value-type="string">
            <text:p text:style-name="P10">Horev CLM <text:span text:style-name="T7">(24pt)</text:span>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74"><text:span text:style-name="T17">דג סקרן שט בים מאוכזב ולפתע מצא חברה</text:span> </text:p>
          </table:table-cell>
          <table:table-cell table:style-name="Table1.B2" office:value-type="string">
            <text:p text:style-name="P21"/>
          </table:table-cell>
          <table:table-cell table:style-name="Table1.D2" office:value-type="string">
            <text:p text:style-name="P25">Noot</text:p>
          </table:table-cell>
        </table:table-row>
        <table:table-row>
          <table:table-cell table:style-name="Table1.A2" table:number-columns-spanned="2" office:value-type="string">
            <text:p text:style-name="P29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Migdal HaEmeq</text:p>
          </table:table-cell>
        </table:table-row>
        <table:table-row>
          <table:table-cell table:style-name="Table1.A2" table:number-columns-spanned="2" office:value-type="string">
            <text:p text:style-name="P89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78">Looks Like S'pht</text:p>
          </table:table-cell>
        </table:table-row>
        <table:table-row>
          <table:table-cell table:style-name="Table1.A2" table:number-columns-spanned="2" office:value-type="string">
            <text:p text:style-name="P41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7">Stop Motion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30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Retro Perspective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42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Paskol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31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Asakim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32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Nehama</text:p>
          </table:table-cell>
        </table:table-row>
        <table:table-row>
          <table:table-cell table:style-name="Table1.A2" table:number-columns-spanned="2" office:value-type="string">
            <text:p text:style-name="P35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Gan CLM</text:p>
          </table:table-cell>
        </table:table-row>
        <table:table-row>
          <table:table-cell table:style-name="Table1.A2" table:number-columns-spanned="2" office:value-type="string">
            <text:p text:style-name="P36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9">Trashim CLM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37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Comix No2 CLM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70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Dragon <text:span text:style-name="T7">(18pt)</text:span></text:p>
          </table:table-cell>
        </table:table-row>
        <table:table-row>
          <table:table-cell table:style-name="Table1.A2" table:number-columns-spanned="2" office:value-type="string">
            <text:p text:style-name="P71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Miri <text:span text:style-name="T1">(13pt)</text:span></text:p>
          </table:table-cell>
        </table:table-row>
        <table:table-row>
          <table:table-cell table:style-name="Table1.A2" table:number-columns-spanned="2" office:value-type="string">
            <text:p text:style-name="P38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Tnua Libre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53"><text:span text:style-name="T4">דג סקרן שט בים מאוכזב ולפתע מצא חברה</text:span> 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Ellinia CLM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39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Yehuda CLM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54"><text:span text:style-name="T4">דג סקרן שט בים מאוכזב ולפתע מצא חברה</text:span> 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Hillel CLM</text:p>
          </table:table-cell>
        </table:table-row>
        <table:table-row>
          <table:table-cell table:style-name="Table1.A2" table:number-columns-spanned="2" office:value-type="string">
            <text:p text:style-name="P40">דג סקרן שט בים מאוכזב ולפתע מצא חברה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Gladia CLM</text:p>
          </table:table-cell>
        </table:table-row>
        <table:table-row>
          <table:table-cell table:style-name="Table1.A2" table:number-columns-spanned="2" office:value-type="string">
            <text:p text:style-name="P55"><text:span text:style-name="T5">דג סקרן שט בים מאוכזב ולפתע מצא חברה</text:span><text:span text:style-name="T9"> </text:span></text:p>
          </table:table-cell>
          <table:covered-table-cell/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Ozrad CLM</text:p>
          </table:table-cell>
        </table:table-row>
        <table:table-row>
          <table:table-cell table:style-name="Table1.A2" table:number-columns-spanned="2" office:value-type="string">
            <text:p text:style-name="P74"><text:span text:style-name="T19">דג סקרן שט בים מאוכזב ולפתע מצא חברה</text:span> </text:p>
          </table:table-cell>
          <table:covered-table-cell/>
          <table:table-cell table:style-name="Table1.B2" office:value-type="string">
            <text:p text:style-name="P21"/>
          </table:table-cell>
          <table:table-cell table:style-name="Table1.D2" office:value-type="string">
            <text:p text:style-name="P25">Ptil <text:span text:style-name="T20">Wide</text:span>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56"><text:span text:style-name="T6">דג סקרן שט בים מאוכזב ולפתע מצא חברה</text:span><text:span text:style-name="T10"> </text:span>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Journal CLM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74"><text:span text:style-name="T18">דג סקרן שט בים מאוכזב ולפתע מצא חברה</text:span> </text:p>
          </table:table-cell>
          <table:table-cell table:style-name="Table1.B2" office:value-type="string">
            <text:p text:style-name="P21"/>
          </table:table-cell>
          <table:table-cell table:style-name="Table1.D2" office:value-type="string">
            <text:p text:style-name="P25">Ptil Narrow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33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Nachlaot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52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Ktav-Yad CLM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57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8">Ellinoa CLM (Italics)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59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Refoyl <text:span text:style-name="T8">(12 pt)</text:span></text:p>
          </table:table-cell>
        </table:table-row>
        <table:table-row>
          <table:table-cell table:style-name="Table1.A2" office:value-type="string">
            <text:p text:style-name="P73"/>
          </table:table-cell>
          <table:table-cell table:style-name="Table1.B2" office:value-type="string">
            <text:p text:style-name="P34">דג סקרן שט בים מאוכזב ולפתע מצא חברה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4">Anka CLM <text:span text:style-name="T8">(13pt)</text:span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5"><text:span text:style-name="T15">Samaritan and ancient </text:span><text:span text:style-name="T16">Semitic</text:span><text:span text:style-name="T15"> scripts</text:span></text:p>
          </table:table-cell>
          <table:table-cell table:style-name="Table2.B1" office:value-type="string">
            <text:p text:style-name="P69">שפן אכל קצת גזר בטעם חסה ודי</text:p>
          </table:table-cell>
          <table:table-cell table:style-name="Table2.B1" office:value-type="string">
            <text:p text:style-name="P1"/>
          </table:table-cell>
          <table:table-cell table:style-name="Table2.D1" office:value-type="string">
            <text:p text:style-name="P4">Hebrew Square Samaritan</text:p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72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Qumran <text:s/><text:span text:style-name="T14">(11pt)</text:span>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60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Siloam </text:p>
          </table:table-cell>
        </table:table-row>
        <table:table-row>
          <table:table-cell table:style-name="Table2.A2" office:value-type="string">
            <text:p text:style-name="P14"/>
          </table:table-cell>
          <table:table-cell table:style-name="Table2.B2" office:value-type="string">
            <text:p text:style-name="P68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Lakhish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67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Gezer 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66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Hebrew Paleo Mesha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B2" office:value-type="string">
            <text:p text:style-name="P65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Aramaic Imperial Yeb </text:p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64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Aramaic Early Bar-Raqib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63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Aramaic VIIBCE </text:p>
          </table:table-cell>
        </table:table-row>
        <table:table-row>
          <table:table-cell table:style-name="Table2.A2" office:value-type="string">
            <text:p text:style-name="P20"/>
          </table:table-cell>
          <table:table-cell table:style-name="Table2.B2" office:value-type="string">
            <text:p text:style-name="P62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Phoenician Ahiram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B2" office:value-type="string">
            <text:p text:style-name="P61">שפן אכל קצת גזר בטעם חסה ודי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4">Proto Canaanite <text:span text:style-name="T14">12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orev CLM" svg:font-family="'Horev CLM'"/>
    <style:font-face style:name="Shofar" svg:font-family="Shofar"/>
    <style:font-face style:name="Taamey Ashkenaz" svg:font-family="'Taamey Ashkenaz'"/>
    <style:font-face style:name="Calibri" svg:font-family="Calibri" style:font-family-generic="swiss"/>
    <style:font-face style:name="FreeMono" svg:font-family="FreeMono" style:font-family-generic="modern" style:font-pitch="fixed"/>
    <style:font-face style:name="Aharoni CLM" svg:font-family="'Aharoni CLM'" style:font-pitch="variable"/>
    <style:font-face style:name="Aramaic Early Br Rkb" svg:font-family="'Aramaic Early Br Rkb'" style:font-pitch="variable"/>
    <style:font-face style:name="Aramaic Imperial Yeb" svg:font-family="'Aramaic Imperial Yeb'" style:font-pitch="variable"/>
    <style:font-face style:name="Aramaic VIIBCE" svg:font-family="'Aramaic VIIBCE'" style:font-pitch="variable"/>
    <style:font-face style:name="Asakim" svg:font-family="Asakim" style:font-pitch="variable"/>
    <style:font-face style:name="Carmela" svg:font-family="Carmela" style:font-pitch="variable"/>
    <style:font-face style:name="Carmelit Regular" svg:font-family="'Carmelit Regular'" style:font-pitch="variable"/>
    <style:font-face style:name="Comix No2 CLM" svg:font-family="'Comix No2 CLM'" style:font-pitch="variable"/>
    <style:font-face style:name="Dragon" svg:font-family="Dragon" style:font-pitch="variable"/>
    <style:font-face style:name="Drugulin CLM" svg:font-family="'Drugulin CLM'" style:font-pitch="variable"/>
    <style:font-face style:name="Ellinia CLM" svg:font-family="'Ellinia CLM'" style:font-pitch="variable"/>
    <style:font-face style:name="Gan CLM" svg:font-family="'Gan CLM'" style:font-pitch="variable"/>
    <style:font-face style:name="Gentium Basic" svg:font-family="'Gentium Basic'" style:font-pitch="variable"/>
    <style:font-face style:name="Gladia CLM" svg:font-family="'Gladia CLM'" style:font-pitch="variable"/>
    <style:font-face style:name="Hebrew Paleo Gezer" svg:font-family="'Hebrew Paleo Gezer'" style:font-pitch="variable"/>
    <style:font-face style:name="Hebrew Paleo Lachish" svg:font-family="'Hebrew Paleo Lachish'" style:font-pitch="variable"/>
    <style:font-face style:name="Hebrew Paleo Mesha" svg:font-family="'Hebrew Paleo Mesha'" style:font-pitch="variable"/>
    <style:font-face style:name="Hebrew Paleo Qumran" svg:font-family="'Hebrew Paleo Qumran'" style:font-pitch="variable"/>
    <style:font-face style:name="Hebrew Paleo Siloam" svg:font-family="'Hebrew Paleo Siloam'" style:font-pitch="variable"/>
    <style:font-face style:name="Hebrew Samaritan" svg:font-family="'Hebrew Samaritan'" style:font-pitch="variable"/>
    <style:font-face style:name="Hebrew SoferStam Ashkenaz" svg:font-family="'Hebrew SoferStam Ashkenaz'" style:font-pitch="variable"/>
    <style:font-face style:name="Keter Aram Tsova" svg:font-family="'Keter Aram Tsova'" style:font-pitch="variable"/>
    <style:font-face style:name="Ktav Yad CLM" svg:font-family="'Ktav Yad CLM'" style:font-pitch="variable"/>
    <style:font-face style:name="Linux Biolinum G" svg:font-family="'Linux Biolinum G'" style:font-pitch="variable"/>
    <style:font-face style:name="Looks Like S'pht" svg:font-family="'Looks Like S'pht'" style:font-pitch="variable"/>
    <style:font-face style:name="MigdalHaemeq" svg:font-family="MigdalHaemeq" style:font-pitch="variable"/>
    <style:font-face style:name="Miri" svg:font-family="Miri" style:font-pitch="variable"/>
    <style:font-face style:name="Miriam Mono CLM" svg:font-family="'Miriam Mono CLM'" style:font-pitch="variable"/>
    <style:font-face style:name="Nachlaot" svg:font-family="Nachlaot" style:font-pitch="variable"/>
    <style:font-face style:name="Nachlieli CLM" svg:font-family="'Nachlieli CLM'" style:font-pitch="variable"/>
    <style:font-face style:name="Nehama" svg:font-family="Nehama" style:font-pitch="variable"/>
    <style:font-face style:name="Ozrad CLM" svg:font-family="'Ozrad CLM'" style:font-pitch="variable"/>
    <style:font-face style:name="Paskol" svg:font-family="Paskol" style:font-pitch="variable"/>
    <style:font-face style:name="Pfennig" svg:font-family="Pfennig" style:font-pitch="variable"/>
    <style:font-face style:name="Phoenician Ahiram" svg:font-family="'Phoenician Ahiram'" style:font-pitch="variable"/>
    <style:font-face style:name="Proto Canaanite" svg:font-family="'Proto Canaanite'" style:font-pitch="variable"/>
    <style:font-face style:name="PtilNarrow" svg:font-family="PtilNarrow" style:font-pitch="variable"/>
    <style:font-face style:name="PtilWide" svg:font-family="PtilWide" style:font-pitch="variable"/>
    <style:font-face style:name="Refoyl" svg:font-family="Refoyl" style:font-pitch="variable"/>
    <style:font-face style:name="Retro Perspective" svg:font-family="'Retro Perspective'" style:font-pitch="variable"/>
    <style:font-face style:name="Shmulik CLM" svg:font-family="'Shmulik CLM'" style:font-pitch="variable"/>
    <style:font-face style:name="Stopmotion" svg:font-family="Stopmotion" style:font-pitch="variable"/>
    <style:font-face style:name="Tnua-Libre" svg:font-family="Tnua-Libre" style:font-pitch="variable"/>
    <style:font-face style:name="Yehuda CLM" svg:font-family="'Yehuda CLM'" style:font-pitch="variable"/>
    <style:font-face style:name="felix007 Medium" svg:font-family="'felix007 Medium'" style:font-pitch="variable"/>
    <style:font-face style:name="Anka CLM" svg:font-family="'Anka CLM'" style:font-family-generic="modern" style:font-pitch="variable"/>
    <style:font-face style:name="Hillel CLM" svg:font-family="'Hillel CLM'" style:font-family-generic="modern" style:font-pitch="variable"/>
    <style:font-face style:name="Journal CLM" svg:font-family="'Journal CLM'" style:font-family-generic="modern" style:font-pitch="variable"/>
    <style:font-face style:name="Noot" svg:font-family="Noot" style:font-family-generic="modern" style:font-pitch="variable"/>
    <style:font-face style:name="Trashim CLM" svg:font-family="'Trashim CLM'" style:font-family-generic="modern" style:font-pitch="variable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SP_Le-patin-helvete" svg:font-family="OSP_Le-patin-helvete" style:font-family-generic="swiss" style:font-pitch="variable"/>
    <style:font-face style:name="Open Sans" svg:font-family="'Ope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Shofar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amey Ashkenaz" style:font-family-complex="'Taamey Ashkenaz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Shofar" style:font-family-complex="Shof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Shofar" style:font-family-complex="Shof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Shofar" style:font-family-complex="Shof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17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15:29:20.835000000</meta:creation-date>
    <dc:date>2016-04-10T12:13:56.675000000</dc:date>
    <meta:editing-duration>PT1H1M44S</meta:editing-duration>
    <meta:editing-cycles>12</meta:editing-cycles>
    <meta:generator>LibreOffice/5.1.1.3$Windows_X86_64 LibreOffice_project/89f508ef3ecebd2cfb8e1def0f0ba9a803b88a6d</meta:generator>
    <meta:print-date>2016-04-08T14:03:36.672000000</meta:print-date>
    <meta:document-statistic meta:table-count="2" meta:image-count="0" meta:object-count="0" meta:page-count="2" meta:paragraph-count="106" meta:word-count="529" meta:character-count="2602" meta:non-whitespace-character-count="2164"/>
  </office:meta>
</office:document-meta>
</file>